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F5000001BA03DAF8531BCD2FE2.png" manifest:media-type="image/png"/>
  <manifest:file-entry manifest:full-path="Pictures/1000020100000154000000E2505772474ED24047.png" manifest:media-type="image/png"/>
  <manifest:file-entry manifest:full-path="Pictures/10000201000002F3000001BABB06698EBF3C17A1.png" manifest:media-type="image/png"/>
  <manifest:file-entry manifest:full-path="Pictures/10000201000001E2000001C228B56EB74F18EE8E.png" manifest:media-type="image/png"/>
  <manifest:file-entry manifest:full-path="Pictures/1000020100000366000001C0ECF76F384AFF907E.png" manifest:media-type="image/png"/>
  <manifest:file-entry manifest:full-path="Pictures/1000020000000020000000206284DE9C05FFED8F.png" manifest:media-type="image/png"/>
  <manifest:file-entry manifest:full-path="Pictures/100002010000047B000001920E5971DA99EA2A04.png" manifest:media-type="image/png"/>
  <manifest:file-entry manifest:full-path="Pictures/10000201000002EF000000DDD49B2075F0275991.png" manifest:media-type="image/png"/>
  <manifest:file-entry manifest:full-path="Pictures/1000020000000030000000306F43286E97B59990.png" manifest:media-type="image/png"/>
  <manifest:file-entry manifest:full-path="Pictures/1000020100000357000001C07D424BBCFAF53F42.png" manifest:media-type="image/png"/>
  <manifest:file-entry manifest:full-path="Pictures/10000201000002EC000000E3B7D2EB98F82EF08E.png" manifest:media-type="image/png"/>
  <manifest:file-entry manifest:full-path="Pictures/10000201000003E8000000D2A7FE72F00FFCF111.png" manifest:media-type="image/png"/>
  <manifest:file-entry manifest:full-path="Pictures/100002010000021A000001860EDA1808B538DD52.png" manifest:media-type="image/png"/>
  <manifest:file-entry manifest:full-path="Pictures/10000201000003440000013C82DD5264C1692E9D.png" manifest:media-type="image/png"/>
  <manifest:file-entry manifest:full-path="Pictures/1000020100000322000000B950764ACA61B1AD9F.png" manifest:media-type="image/png"/>
  <manifest:file-entry manifest:full-path="Pictures/1000020100000331000000BA1D7A0DF42C3D4CE0.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000000001F6000000491C2FB79083BE046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530c"/>
    </style:style>
    <style:style style:name="P3" style:family="paragraph" style:parent-style-name="Text_20_body">
      <style:text-properties officeooo:paragraph-rsid="00503430"/>
    </style:style>
    <style:style style:name="P4" style:family="paragraph" style:parent-style-name="Text_20_body">
      <style:text-properties officeooo:paragraph-rsid="00f30598"/>
    </style:style>
    <style:style style:name="P5" style:family="paragraph" style:parent-style-name="Text_20_body">
      <style:text-properties officeooo:paragraph-rsid="00f6856c"/>
    </style:style>
    <style:style style:name="P6" style:family="paragraph" style:parent-style-name="Text_20_body">
      <style:text-properties officeooo:paragraph-rsid="00fe1fac"/>
    </style:style>
    <style:style style:name="P7" style:family="paragraph" style:parent-style-name="Text_20_body">
      <style:text-properties officeooo:paragraph-rsid="0103f2ba"/>
    </style:style>
    <style:style style:name="P8" style:family="paragraph" style:parent-style-name="Text_20_body">
      <style:text-properties officeooo:rsid="0103f2ba" officeooo:paragraph-rsid="0106b266"/>
    </style:style>
    <style:style style:name="P9" style:family="paragraph" style:parent-style-name="Text_20_body">
      <style:text-properties officeooo:paragraph-rsid="010ee938"/>
    </style:style>
    <style:style style:name="P10" style:family="paragraph" style:parent-style-name="Text_20_body">
      <style:text-properties officeooo:rsid="010ef215" officeooo:paragraph-rsid="010ef215"/>
    </style:style>
    <style:style style:name="P11" style:family="paragraph" style:parent-style-name="Text_20_body">
      <style:text-properties officeooo:paragraph-rsid="01162386"/>
    </style:style>
    <style:style style:name="P12" style:family="paragraph" style:parent-style-name="Text_20_body">
      <style:text-properties officeooo:rsid="01162386" officeooo:paragraph-rsid="01162386"/>
    </style:style>
    <style:style style:name="P13" style:family="paragraph" style:parent-style-name="Text_20_body">
      <style:text-properties officeooo:paragraph-rsid="011704d9"/>
    </style:style>
    <style:style style:name="P14" style:family="paragraph" style:parent-style-name="Text_20_body">
      <style:text-properties officeooo:paragraph-rsid="01200997"/>
    </style:style>
    <style:style style:name="P15" style:family="paragraph" style:parent-style-name="Text_20_body">
      <style:text-properties officeooo:rsid="00145a2d" officeooo:paragraph-rsid="012a6468"/>
    </style:style>
    <style:style style:name="P16" style:family="paragraph" style:parent-style-name="Text_20_body">
      <style:text-properties officeooo:paragraph-rsid="012a6468"/>
    </style:style>
    <style:style style:name="P17" style:family="paragraph" style:parent-style-name="Text_20_body">
      <style:text-properties officeooo:paragraph-rsid="013a132e"/>
    </style:style>
    <style:style style:name="P18" style:family="paragraph" style:parent-style-name="Text_20_body">
      <style:text-properties officeooo:paragraph-rsid="013b0b81"/>
    </style:style>
    <style:style style:name="P19" style:family="paragraph" style:parent-style-name="Table_20_Heading">
      <style:text-properties fo:font-size="10.5pt" officeooo:paragraph-rsid="00503430" style:font-size-asian="10.5pt" style:font-size-complex="10.5pt"/>
    </style:style>
    <style:style style:name="P20" style:family="paragraph" style:parent-style-name="Table_20_Contents">
      <style:text-properties officeooo:paragraph-rsid="00503430"/>
    </style:style>
    <style:style style:name="P21" style:family="paragraph" style:parent-style-name="Table_20_Contents">
      <style:text-properties officeooo:rsid="012bfe73" officeooo:paragraph-rsid="012bfe73"/>
    </style:style>
    <style:style style:name="P22" style:family="paragraph" style:parent-style-name="Table_20_Contents">
      <style:text-properties style:font-name="Liberation Sans" fo:font-size="10.5pt" officeooo:rsid="0133f5fa" officeooo:paragraph-rsid="0133f5fa" style:font-size-asian="10.5pt"/>
    </style:style>
    <style:style style:name="P23" style:family="paragraph" style:parent-style-name="Table_20_Contents">
      <style:text-properties officeooo:rsid="01376b3d" officeooo:paragraph-rsid="01376b3d"/>
    </style:style>
    <style:style style:name="P24" style:family="paragraph" style:parent-style-name="Table_20_Contents">
      <style:text-properties officeooo:paragraph-rsid="013b0b81"/>
    </style:style>
    <style:style style:name="P25" style:family="paragraph" style:parent-style-name="Subtitle">
      <style:text-properties officeooo:paragraph-rsid="00503430"/>
    </style:style>
    <style:style style:name="P26" style:family="paragraph" style:parent-style-name="Title">
      <style:text-properties officeooo:paragraph-rsid="00fe1fac"/>
    </style:style>
    <style:style style:name="P27" style:family="paragraph" style:parent-style-name="Text_20_Note">
      <style:text-properties officeooo:paragraph-rsid="01195d83"/>
    </style:style>
    <style:style style:name="P28" style:family="paragraph" style:parent-style-name="Text_20_Note">
      <style:text-properties officeooo:rsid="011c0624" officeooo:paragraph-rsid="011c0624"/>
    </style:style>
    <style:style style:name="P29" style:family="paragraph" style:parent-style-name="Text_20_Note">
      <style:text-properties officeooo:rsid="011dfe57" officeooo:paragraph-rsid="011dfe57"/>
    </style:style>
    <style:style style:name="P30" style:family="paragraph" style:parent-style-name="Figure">
      <style:text-properties officeooo:paragraph-rsid="00fe1fac"/>
    </style:style>
    <style:style style:name="P31" style:family="paragraph" style:parent-style-name="Figure">
      <style:text-properties officeooo:paragraph-rsid="010bdbb4"/>
    </style:style>
    <style:style style:name="P32" style:family="paragraph" style:parent-style-name="Figure">
      <style:text-properties officeooo:paragraph-rsid="012a6468"/>
    </style:style>
    <style:style style:name="P33" style:family="paragraph" style:parent-style-name="Text_20_body_20_indent">
      <style:text-properties officeooo:paragraph-rsid="0103f2ba"/>
    </style:style>
    <style:style style:name="P34" style:family="paragraph" style:parent-style-name="Text_20_body_20_indent">
      <style:text-properties officeooo:paragraph-rsid="01065abd"/>
    </style:style>
    <style:style style:name="P35" style:family="paragraph" style:parent-style-name="Text_20_body_20_indent">
      <style:text-properties officeooo:paragraph-rsid="01047350"/>
    </style:style>
    <style:style style:name="P36" style:family="paragraph" style:parent-style-name="Text_20_Body_20_List_20_Intro">
      <style:text-properties officeooo:paragraph-rsid="010828d6"/>
    </style:style>
    <style:style style:name="P37" style:family="paragraph" style:parent-style-name="Text_20_Body_20_List_20_Intro">
      <style:text-properties officeooo:paragraph-rsid="01125bb5"/>
    </style:style>
    <style:style style:name="P38" style:family="paragraph" style:parent-style-name="Text_20_Note">
      <style:paragraph-properties fo:margin-left="1cm" fo:margin-right="0.9cm" fo:text-indent="0cm" style:auto-text-indent="false"/>
      <style:text-properties officeooo:paragraph-rsid="00fe1fac"/>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3">
      <style:paragraph-properties>
        <style:tab-stops>
          <style:tab-stop style:position="15.984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Guide_20_Name">
      <style:text-properties fo:language="en" fo:country="US" officeooo:rsid="01325f9d" officeooo:paragraph-rsid="01325f9d"/>
    </style:style>
    <style:style style:name="P43" style:family="paragraph" style:parent-style-name="Text_20_body_20_indent">
      <style:paragraph-properties fo:margin-left="1.27cm" fo:margin-right="0cm" fo:text-indent="0cm" style:auto-text-indent="false"/>
    </style:style>
    <style:style style:name="P44" style:family="paragraph" style:parent-style-name="Text_20_body_20_indent">
      <style:paragraph-properties fo:margin-left="1cm" fo:margin-right="0cm" fo:margin-top="0cm" fo:margin-bottom="0.212cm" loext:contextual-spacing="false" fo:orphans="2" fo:widows="2" fo:text-indent="0cm" style:auto-text-indent="false">
        <style:tab-stops>
          <style:tab-stop style:position="5.001cm"/>
          <style:tab-stop style:position="9.999cm"/>
        </style:tab-stops>
      </style:paragraph-properties>
    </style:style>
    <style:style style:name="P45" style:family="paragraph" style:parent-style-name="Guide_20_Name" style:master-page-name="First_20_Page">
      <style:paragraph-properties style:page-number="auto" fo:break-before="page"/>
      <style:text-properties fo:language="en" fo:country="US"/>
    </style:style>
    <style:style style:name="P46" style:family="paragraph" style:parent-style-name="Heading_20_1">
      <style:text-properties officeooo:paragraph-rsid="00fe1fac"/>
    </style:style>
    <style:style style:name="P47" style:family="paragraph" style:parent-style-name="Heading_20_1" style:master-page-name="Front_20_Matter">
      <style:paragraph-properties style:page-number="auto"/>
      <style:text-properties fo:language="en" fo:country="US"/>
    </style:style>
    <style:style style:name="P48" style:family="paragraph" style:parent-style-name="Heading_20_1" style:master-page-name="Standard">
      <style:paragraph-properties style:page-number="auto"/>
      <style:text-properties officeooo:paragraph-rsid="00e75de9"/>
    </style:style>
    <style:style style:name="P49" style:family="paragraph" style:parent-style-name="Heading_20_2">
      <style:text-properties officeooo:paragraph-rsid="00503430"/>
    </style:style>
    <style:style style:name="P50" style:family="paragraph" style:parent-style-name="Heading_20_2">
      <style:text-properties officeooo:paragraph-rsid="00fe1fac"/>
    </style:style>
    <style:style style:name="P51" style:family="paragraph" style:parent-style-name="Heading_20_2">
      <style:text-properties officeooo:paragraph-rsid="011704d9"/>
    </style:style>
    <style:style style:name="P52" style:family="paragraph" style:parent-style-name="Heading_20_3">
      <style:text-properties fo:language="en" fo:country="US"/>
    </style:style>
    <style:style style:name="P53" style:family="paragraph" style:parent-style-name="Heading_20_Caution">
      <style:text-properties officeooo:rsid="0142f8b0" officeooo:paragraph-rsid="0142f8b0"/>
    </style:style>
    <style:style style:name="P54" style:family="paragraph" style:parent-style-name="Heading_20_Note">
      <style:text-properties officeooo:paragraph-rsid="01195d83"/>
    </style:style>
    <style:style style:name="P55" style:family="paragraph" style:parent-style-name="Heading_20_Tip">
      <style:text-properties officeooo:paragraph-rsid="00fe1fac"/>
    </style:style>
    <style:style style:name="P56" style:family="paragraph" style:parent-style-name="List_20_1">
      <style:text-properties officeooo:paragraph-rsid="00fe1fac"/>
    </style:style>
    <style:style style:name="P57" style:family="paragraph" style:parent-style-name="List_20_1" style:list-style-name="List_20_1">
      <style:text-properties officeooo:paragraph-rsid="010cfaef"/>
    </style:style>
    <style:style style:name="P58" style:family="paragraph" style:parent-style-name="List_20_1" style:list-style-name="List_20_1">
      <style:text-properties officeooo:paragraph-rsid="0126e01a"/>
    </style:style>
    <style:style style:name="P59" style:family="paragraph" style:parent-style-name="Numbering_20_1" style:master-page-name="">
      <style:paragraph-properties fo:margin-top="0cm" fo:margin-bottom="0.3cm" loext:contextual-spacing="false"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2bfe73" style:font-size-asian="10pt" style:font-style-asian="italic" style:font-size-complex="10pt" style:font-style-complex="italic"/>
    </style:style>
    <style:style style:name="T4" style:family="text">
      <style:text-properties fo:language="en" fo:country="US"/>
    </style:style>
    <style:style style:name="T5" style:family="text">
      <style:text-properties style:font-name="Times New Roman"/>
    </style:style>
    <style:style style:name="T6" style:family="text">
      <style:text-properties style:font-name="Liberation Sans" fo:font-size="11pt" fo:language="en" fo:country="US"/>
    </style:style>
    <style:style style:name="T7" style:family="text">
      <style:text-properties style:font-name="Liberation Sans" fo:font-size="11pt" fo:font-style="italic" officeooo:rsid="00503430" style:font-size-asian="10.5pt" style:font-style-asian="italic" style:font-style-complex="italic"/>
    </style:style>
    <style:style style:name="T8" style:family="text">
      <style:text-properties style:font-name="Liberation Sans" fo:font-size="11pt" fo:font-style="italic" officeooo:rsid="01325f9d" style:font-size-asian="10.5pt" style:font-style-asian="italic" style:font-style-complex="italic"/>
    </style:style>
    <style:style style:name="T9" style:family="text">
      <style:text-properties style:font-name="Liberation Sans" fo:font-size="11pt" fo:font-style="italic" officeooo:rsid="013c6714" style:font-size-asian="10.5pt" style:font-style-asian="italic" style:font-style-complex="italic"/>
    </style:style>
    <style:style style:name="T10" style:family="text">
      <style:text-properties style:font-name="Liberation Sans" fo:font-size="11pt" officeooo:rsid="0133f5fa" style:font-size-asian="10.5pt"/>
    </style:style>
    <style:style style:name="T11" style:family="text">
      <style:text-properties style:font-name="Liberation Sans" fo:font-size="11pt" officeooo:rsid="0136125b" style:font-size-asian="10.5pt" style:font-weight-asian="normal" style:font-weight-complex="normal"/>
    </style:style>
    <style:style style:name="T12" style:family="text">
      <style:text-properties style:font-name="Liberation Sans" fo:font-size="11pt" officeooo:rsid="0136125b" style:font-size-asian="10.5pt"/>
    </style:style>
    <style:style style:name="T13" style:family="text">
      <style:text-properties style:font-name="Liberation Sans" fo:font-size="11pt" officeooo:rsid="013a132e" style:font-size-asian="10.5pt"/>
    </style:style>
    <style:style style:name="T14" style:family="text">
      <style:text-properties officeooo:rsid="00e12655"/>
    </style:style>
    <style:style style:name="T15" style:family="text">
      <style:text-properties officeooo:rsid="00e75de9"/>
    </style:style>
    <style:style style:name="T16" style:family="text">
      <style:text-properties officeooo:rsid="000499d6"/>
    </style:style>
    <style:style style:name="T17" style:family="text">
      <style:text-properties officeooo:rsid="00067660"/>
    </style:style>
    <style:style style:name="T18" style:family="text">
      <style:text-properties officeooo:rsid="0009840a"/>
    </style:style>
    <style:style style:name="T19" style:family="text">
      <style:text-properties officeooo:rsid="0010c701"/>
    </style:style>
    <style:style style:name="T20" style:family="text">
      <style:text-properties officeooo:rsid="00145a2d"/>
    </style:style>
    <style:style style:name="T21" style:family="text">
      <style:text-properties officeooo:rsid="0014cd99"/>
    </style:style>
    <style:style style:name="T22" style:family="text">
      <style:text-properties officeooo:rsid="00e89d90"/>
    </style:style>
    <style:style style:name="T23" style:family="text">
      <style:text-properties officeooo:rsid="00ec6c80"/>
    </style:style>
    <style:style style:name="T24" style:family="text">
      <style:text-properties officeooo:rsid="00ec75b3"/>
    </style:style>
    <style:style style:name="T25" style:family="text">
      <style:text-properties officeooo:rsid="00f0e8d0"/>
    </style:style>
    <style:style style:name="T26" style:family="text">
      <style:text-properties officeooo:rsid="00f20d87"/>
    </style:style>
    <style:style style:name="T27" style:family="text">
      <style:text-properties officeooo:rsid="00f30598"/>
    </style:style>
    <style:style style:name="T28" style:family="text">
      <style:text-properties fo:font-size="11pt" fo:language="en" fo:country="US" style:letter-kerning="true"/>
    </style:style>
    <style:style style:name="T29" style:family="text">
      <style:text-properties officeooo:rsid="00f50561"/>
    </style:style>
    <style:style style:name="T30" style:family="text">
      <style:text-properties officeooo:rsid="00f6856c"/>
    </style:style>
    <style:style style:name="T31" style:family="text">
      <style:text-properties officeooo:rsid="00f6e45b"/>
    </style:style>
    <style:style style:name="T32" style:family="text">
      <style:text-properties officeooo:rsid="00fa6865"/>
    </style:style>
    <style:style style:name="T33" style:family="text">
      <style:text-properties officeooo:rsid="00fe7b9b"/>
    </style:style>
    <style:style style:name="T34" style:family="text">
      <style:text-properties officeooo:rsid="01024b25"/>
    </style:style>
    <style:style style:name="T35" style:family="text">
      <style:text-properties officeooo:rsid="0103f2ba"/>
    </style:style>
    <style:style style:name="T36" style:family="text">
      <style:text-properties officeooo:rsid="0103ff60"/>
    </style:style>
    <style:style style:name="T37" style:family="text">
      <style:text-properties officeooo:rsid="01047350"/>
    </style:style>
    <style:style style:name="T38" style:family="text">
      <style:text-properties officeooo:rsid="010671f1"/>
    </style:style>
    <style:style style:name="T39" style:family="text">
      <style:text-properties officeooo:rsid="0106b266"/>
    </style:style>
    <style:style style:name="T40" style:family="text">
      <style:text-properties officeooo:rsid="0109f4b0"/>
    </style:style>
    <style:style style:name="T41" style:family="text">
      <style:text-properties officeooo:rsid="010bdbb4"/>
    </style:style>
    <style:style style:name="T42" style:family="text">
      <style:text-properties officeooo:rsid="010cfaef"/>
    </style:style>
    <style:style style:name="T43" style:family="text">
      <style:text-properties officeooo:rsid="010d581f"/>
    </style:style>
    <style:style style:name="T44" style:family="text">
      <style:text-properties officeooo:rsid="010ef215"/>
    </style:style>
    <style:style style:name="T45" style:family="text">
      <style:text-properties officeooo:rsid="010f774c"/>
    </style:style>
    <style:style style:name="T46" style:family="text">
      <style:text-properties officeooo:rsid="0110a083"/>
    </style:style>
    <style:style style:name="T47" style:family="text">
      <style:text-properties officeooo:rsid="01125bb5"/>
    </style:style>
    <style:style style:name="T48" style:family="text">
      <style:text-properties officeooo:rsid="0112ca33"/>
    </style:style>
    <style:style style:name="T49" style:family="text">
      <style:text-properties officeooo:rsid="011343d4"/>
    </style:style>
    <style:style style:name="T50" style:family="text">
      <style:text-properties officeooo:rsid="01148f6d"/>
    </style:style>
    <style:style style:name="T51" style:family="text">
      <style:text-properties officeooo:rsid="01162386"/>
    </style:style>
    <style:style style:name="T52" style:family="text">
      <style:text-properties text:display="none"/>
    </style:style>
    <style:style style:name="T53" style:family="text">
      <style:text-properties officeooo:rsid="011704d9"/>
    </style:style>
    <style:style style:name="T54" style:family="text">
      <style:text-properties officeooo:rsid="01195d83"/>
    </style:style>
    <style:style style:name="T55" style:family="text">
      <style:text-properties officeooo:rsid="011c0624"/>
    </style:style>
    <style:style style:name="T56" style:family="text">
      <style:text-properties officeooo:rsid="011ca8d5"/>
    </style:style>
    <style:style style:name="T57" style:family="text">
      <style:text-properties officeooo:rsid="011caa70"/>
    </style:style>
    <style:style style:name="T58" style:family="text">
      <style:text-properties officeooo:rsid="011dfe57"/>
    </style:style>
    <style:style style:name="T59" style:family="text">
      <style:text-properties officeooo:rsid="01200997"/>
    </style:style>
    <style:style style:name="T60" style:family="text">
      <style:text-properties officeooo:rsid="01217167"/>
    </style:style>
    <style:style style:name="T61" style:family="text">
      <style:text-properties officeooo:rsid="0121b96e"/>
    </style:style>
    <style:style style:name="T62" style:family="text">
      <style:text-properties officeooo:rsid="012505a5"/>
    </style:style>
    <style:style style:name="T63" style:family="text">
      <style:text-properties officeooo:rsid="0126e01a"/>
    </style:style>
    <style:style style:name="T64" style:family="text">
      <style:text-properties officeooo:rsid="0129c1cf"/>
    </style:style>
    <style:style style:name="T65" style:family="text">
      <style:text-properties officeooo:rsid="012a2689"/>
    </style:style>
    <style:style style:name="T66" style:family="text">
      <style:text-properties officeooo:rsid="0130a699"/>
    </style:style>
    <style:style style:name="T67" style:family="text">
      <style:text-properties officeooo:rsid="0133f5fa"/>
    </style:style>
    <style:style style:name="T68" style:family="text">
      <style:text-properties officeooo:rsid="0136125b"/>
    </style:style>
    <style:style style:name="T69" style:family="text">
      <style:text-properties style:font-name="Liberation Sans3" fo:font-size="11pt" fo:font-weight="bold" officeooo:rsid="0136125b" style:font-size-asian="10.5pt" style:font-weight-asian="bold" style:font-weight-complex="bold"/>
    </style:style>
    <style:style style:name="T70" style:family="text">
      <style:text-properties style:font-name="Liberation Sans2" fo:font-size="11pt" fo:font-style="italic" officeooo:rsid="0136125b" style:font-size-asian="10.5pt" style:font-style-asian="italic" style:font-weight-asian="normal" style:font-size-complex="12pt" style:font-style-complex="italic" style:font-weight-complex="normal"/>
    </style:style>
    <style:style style:name="T71" style:family="text">
      <style:text-properties officeooo:rsid="01385318"/>
    </style:style>
    <style:style style:name="T72" style:family="text">
      <style:text-properties officeooo:rsid="013a132e"/>
    </style:style>
    <style:style style:name="T73" style:family="text">
      <style:text-properties officeooo:rsid="013b0b81"/>
    </style:style>
    <style:style style:name="T74" style:family="text">
      <style:text-properties officeooo:rsid="013c6714"/>
    </style:style>
    <style:style style:name="T75" style:family="text"/>
    <style:style style:name="fr1" style:family="graphic" style:parent-style-name="Frame">
      <style:graphic-properties style:wrap="none"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Graphics">
      <style:graphic-properties style:run-through="foreground" style:wrap="none" style:vertical-pos="top" style:vertical-rel="paragraph" style:horizontal-pos="center" style:horizontal-rel="paragraph" style:mirror="none" fo:clip="rect(0cm, 0.101cm, 0cm, 0.101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101cm, 5.489cm, 0.101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101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764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85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439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6.683cm, 0.266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draw:frame draw:style-name="fr15" draw:name="Image1" text:anchor-type="as-char" svg:width="8.467cm" svg:height="1.778cm" draw:z-index="0"><draw:image xlink:href="Pictures/10000201000003E8000000D2A7FE72F00FFCF111.png" xlink:type="simple" xlink:show="embed" xlink:actuate="onLoad" loext:mime-type="image/png"/></draw:frame></text:p>
      <text:p text:style-name="P42">Průvodce programem Calc</text:p>
      <text:p text:style-name="P26">Kapitola 11 <text:line-break/>Kontrola a sdílení sešitů</text:p>
      <text:p text:style-name="P25"/>
      <text:section text:style-name="Sect1" text:name="CG6411S1" text:condition="ooow:book eq 1" text:display="condition">
        <text:h text:style-name="P47"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5-13T19:44:56.27799976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3">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2">Steve Fanning</text:p>
            </table:table-cell>
            <table:table-cell office:value-type="string">
              <text:p text:style-name="P23">Leo Moons</text:p>
            </table:table-cell>
            <table:table-cell office:value-type="string">
              <text:p text:style-name="Table_20_Contents"/>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P21">Kees Kriek</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3440193" text:style-name="Heading_20_Caution">
          <text:list-item>
            <text:p text:style-name="P53">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5:01.688999938" text:fixed="true">červen</text:date><text:s/><text:date style:data-style-name="N107" text:date-value="2020-06-16T19:35:05.508999712" text:fixed="true">2020</text:date>. Kniha je určena pro LibreOffice <text:user-defined style:data-style-name="N0" text:name="LibreOffive Version">6.4</text:user-defined>.</text:p>
        <text:h text:style-name="P49" text:outline-level="2"><text:bookmark-start text:name="__RefHeading___Toc8798_3275413537"/>Používání LibreOffice na systému macOS<text:bookmark-end text:name="__RefHeading___Toc8798_3275413537"/></text:h>
        <text:p text:style-name="P18">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9">Windows nebo Linux</text:p>
            </table:table-cell>
            <table:table-cell table:style-name="Table5.A1" office:value-type="string">
              <text:p text:style-name="P19">Ekvivalent pro macOS</text:p>
            </table:table-cell>
            <table:table-cell table:style-name="Table5.A1" office:value-type="string">
              <text:p text:style-name="P19">Výsledek</text:p>
            </table:table-cell>
          </table:table-row>
          <table:table-row table:style-name="Table5.1">
            <table:table-cell table:style-name="Table5.A2" office:value-type="string">
              <text:p text:style-name="P20"><text:span text:style-name="Strong_20_Emphasis">Nástroje &gt; Možnosti</text:span> výběr v nabídce</text:p>
            </table:table-cell>
            <table:table-cell table:style-name="Table5.B2" office:value-type="string">
              <text:p text:style-name="P20"><text:span text:style-name="Strong_20_Emphasis">LibreOffice &gt; Předvolby</text:span></text:p>
            </table:table-cell>
            <table:table-cell table:style-name="Table5.B2" office:value-type="string">
              <text:p text:style-name="P20">Otevřou se možnosti nastavení</text:p>
            </table:table-cell>
          </table:table-row>
          <table:table-row table:style-name="Table5.1">
            <table:table-cell table:style-name="Table5.A2" office:value-type="string">
              <text:p text:style-name="P20">Kliknutí pravým tlačítkem</text:p>
            </table:table-cell>
            <table:table-cell table:style-name="Table5.A2" office:value-type="string">
              <text:p text:style-name="P20">Ctrl + kliknout a/nebo kliknutí pravým tlačítkem v závislosti na operačním systému počítače</text:p>
            </table:table-cell>
            <table:table-cell table:style-name="Table5.B2" office:value-type="string">
              <text:p text:style-name="P20">Otevře se místní nabídka</text:p>
            </table:table-cell>
          </table:table-row>
          <table:table-row table:style-name="Table5.1">
            <table:table-cell table:style-name="Table5.A2" office:value-type="string">
              <text:p text:style-name="P20"><text:span text:style-name="Keystroke">Ctrl (Control)</text:span></text:p>
            </table:table-cell>
            <table:table-cell table:style-name="Table5.A2" office:value-type="string">
              <text:p text:style-name="P20"><text:span text:style-name="Keystroke">⌘ (Command)</text:span></text:p>
            </table:table-cell>
            <table:table-cell table:style-name="Table5.A2" office:value-type="string">
              <text:p text:style-name="P20">Používá se také s dalšími klávesami</text:p>
            </table:table-cell>
          </table:table-row>
          <table:table-row table:style-name="Table5.1">
            <table:table-cell table:style-name="Table5.A2" office:value-type="string">
              <text:p text:style-name="P24"><text:span text:style-name="Keystroke">Ctrl + Q</text:span></text:p>
            </table:table-cell>
            <table:table-cell table:style-name="Table5.A2" office:value-type="string">
              <text:p text:style-name="P20"><text:span text:style-name="Keystroke">⌘</text:span> + <text:span text:style-name="Keystroke">Q</text:span></text:p>
            </table:table-cell>
            <table:table-cell table:style-name="Table5.A2" office:value-type="string">
              <text:p text:style-name="P20">Ukončí LibreOffice</text:p>
            </table:table-cell>
          </table:table-row>
          <table:table-row table:style-name="Table5.1">
            <table:table-cell table:style-name="Table5.A2" office:value-type="string">
              <text:p text:style-name="P20"><text:span text:style-name="Keystroke">F11</text:span></text:p>
            </table:table-cell>
            <table:table-cell table:style-name="Table5.A2" office:value-type="string">
              <text:p text:style-name="P20"><text:span text:style-name="Keystroke">⌘</text:span> + <text:span text:style-name="Keystroke">T</text:span></text:p>
            </table:table-cell>
            <table:table-cell table:style-name="Table5.A2" office:value-type="string">
              <text:p text:style-name="P20">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1"><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40"><text:a xlink:type="simple" xlink:href="#__RefHeading___Toc1847_1473846649" text:style-name="Index_20_Link" text:visited-style-name="Index_20_Link">Pro toto vydání<text:tab/>2</text:a></text:p>
            <text:p text:style-name="P40"><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1"><text:a xlink:type="simple" xlink:href="#__RefHeading__46954_116595067" text:style-name="Index_20_Link" text:visited-style-name="Index_20_Link">Úvod<text:tab/>4</text:a></text:p>
            <text:p text:style-name="P41"><text:a xlink:type="simple" xlink:href="#__RefHeading___Toc1141_2339800718" text:style-name="Index_20_Link" text:visited-style-name="Index_20_Link">Sdílení sešitů<text:tab/>4</text:a></text:p>
            <text:p text:style-name="P39"><text:a xlink:type="simple" xlink:href="#__RefHeading__28633_763963811" text:style-name="Index_20_Link" text:visited-style-name="Index_20_Link">Nastavení sešitu pro sdílení<text:tab/>4</text:a></text:p>
            <text:p text:style-name="P39"><text:a xlink:type="simple" xlink:href="#__RefHeading__28635_763963811" text:style-name="Index_20_Link" text:visited-style-name="Index_20_Link">Otevření sdíleného sešitu<text:tab/>5</text:a></text:p>
            <text:p text:style-name="P39"><text:a xlink:type="simple" xlink:href="#__RefHeading__28637_763963811" text:style-name="Index_20_Link" text:visited-style-name="Index_20_Link">Uložení sdíleného sešitu<text:tab/>5</text:a></text:p>
            <text:p text:style-name="P41"><text:a xlink:type="simple" xlink:href="#__RefHeading__28639_763963811" text:style-name="Index_20_Link" text:visited-style-name="Index_20_Link">Kontrola dokumentů<text:tab/>6</text:a></text:p>
            <text:p text:style-name="P39"><text:a xlink:type="simple" xlink:href="#__RefHeading__28641_763963811" text:style-name="Index_20_Link" text:visited-style-name="Index_20_Link">Příprava dokumentu k revizi (volitelné)<text:tab/>6</text:a></text:p>
            <text:p text:style-name="P39"><text:a xlink:type="simple" xlink:href="#__RefHeading__28645_763963811" text:style-name="Index_20_Link" text:visited-style-name="Index_20_Link">Zaznamenávání změn<text:tab/>7</text:a></text:p>
            <text:p text:style-name="P39"><text:a xlink:type="simple" xlink:href="#__RefHeading___Toc4678_2323734701" text:style-name="Index_20_Link" text:visited-style-name="Index_20_Link">Přidávání komentářů ke změnám<text:tab/>7</text:a></text:p>
            <text:p text:style-name="P39"><text:a xlink:type="simple" xlink:href="#__RefHeading__28649_763963811" text:style-name="Index_20_Link" text:visited-style-name="Index_20_Link">Úpravy komentářů ke změnám<text:tab/>8</text:a></text:p>
            <text:p text:style-name="P39"><text:a xlink:type="simple" xlink:href="#__RefHeading__28651_763963811" text:style-name="Index_20_Link" text:visited-style-name="Index_20_Link">Přidání dalších (obecných) komentářů<text:tab/>9</text:a></text:p>
            <text:p text:style-name="P39"><text:a xlink:type="simple" xlink:href="#__RefHeading__28653_763963811" text:style-name="Index_20_Link" text:visited-style-name="Index_20_Link">Editace obecných komentářů<text:tab/>9</text:a></text:p>
            <text:p text:style-name="P39"><text:a xlink:type="simple" xlink:href="#__RefHeading__28655_763963811" text:style-name="Index_20_Link" text:visited-style-name="Index_20_Link">Formátování obecných komentářů<text:tab/>10</text:a></text:p>
            <text:p text:style-name="P39"><text:a xlink:type="simple" xlink:href="#__RefHeading__28657_763963811" text:style-name="Index_20_Link" text:visited-style-name="Index_20_Link">Nalezení obecných komentářů<text:tab/>10</text:a></text:p>
            <text:p text:style-name="P39"><text:a xlink:type="simple" xlink:href="#__RefHeading__28663_763963811" text:style-name="Index_20_Link" text:visited-style-name="Index_20_Link">Přijetí nebo zamítnutí změn<text:tab/>10</text:a></text:p>
            <text:p text:style-name="P41"><text:a xlink:type="simple" xlink:href="#__RefHeading__28665_763963811" text:style-name="Index_20_Link" text:visited-style-name="Index_20_Link">Sloučení dokumentů<text:tab/>11</text:a></text:p>
            <text:p text:style-name="P41"><text:a xlink:type="simple" xlink:href="#__RefHeading__30094512" text:style-name="Index_20_Link" text:visited-style-name="Index_20_Link">Porovnáváme dokumenty<text:tab/>12</text:a></text:p>
            <text:p text:style-name="P41"><text:a xlink:type="simple" xlink:href="#__RefHeading__30111812" text:style-name="Index_20_Link" text:visited-style-name="Index_20_Link">Ukládání verzí<text:tab/>12</text:a></text:p>
          </text:index-body>
        </text:table-of-content>
        <text:p text:style-name="Text_20_body"/>
      </text:section>
      <text:h text:style-name="P48" text:outline-level="1"><text:bookmark-start text:name="__RefHeading__46954_116595067"/>Úvod<text:bookmark-end text:name="__RefHeading__46954_116595067"/></text:h>
      <text:p text:style-name="P4">Tato kapitola popisuje metody spolupráce prostřednictvím sdílení a kontroly sešitů: simultánních úprav, zaznamenávání změn, přidávání komentářů, prohlížení změn, slučování a porovnávání dokumentů, ukládání a používání verzí dokumentů.</text:p>
      <text:p text:style-name="P4">Některé příkazy v nabídkách nejsou k dispozici (jsou zobrazeny šedě), když je aktivní sdílení nebo sledování změn.</text:p>
      <text:h text:style-name="P46" text:outline-level="1"><text:bookmark-start text:name="__RefHeading___Toc1141_2339800718"/><text:alphabetical-index-mark text:string-value="sdílení s ostatními uživateli" text:key1="sešitů"/><text:alphabetical-index-mark text:string-value="přehled" text:key1="sdílené sešity"/>Sdílení sešitů<text:bookmark-end text:name="__RefHeading___Toc1141_2339800718"/></text:h>
      <text:p text:style-name="P7">Sdílení sešitu umožňuje několika uživatelům otevřít stejný soubor a současně jej upravovat. Sešit musí být na sdíleném disku, serveru, webu nebo podobně. U operačních systémů musí být splněny některé podmínky pro správu uživatelských oprávnění:</text:p>
      <text:list xml:id="list3970382266" text:style-name="List_20_1">
        <text:list-item>
          <text:p text:style-name="List_20_1">Sdílený soubor musí být umístěn na místě, které je přístupné všem spolupracovníkům.</text:p>
        </text:list-item>
        <text:list-item>
          <text:p text:style-name="List_20_1">Oprávnění k souboru pro dokument i odpovídající soubor zámku je třeba nastavit, aby všichni spolupracovníci mohli soubory vytvářet, mazat a měnit.</text:p>
        </text:list-item>
      </text:list>
      <text:p text:style-name="P8">Podrobnosti o nastavení oprávnění k souborům najdeme v dokumentaci k operačnímu systému. Viz také „Otevření a uložení souborů na vzdálených serverech“ v kapitole 1 – Představujeme LibreOffice v příručce <text:span text:style-name="Emphasis">Začínáme s LibreOffice</text:span>.</text:p>
      <text:list xml:id="list637109690" text:style-name="Heading_20_Tip">
        <text:list-item>
          <text:p text:style-name="P55">Tip</text:p>
        </text:list-item>
      </text:list>
      <text:p text:style-name="P38">Každý spolupracovník by měl zadat své jméno do <text:span text:style-name="Strong_20_Emphasis">Nástroje &gt; Možnosti &gt; LibreOffice &gt; Uživatelské údaje</text:span>.</text:p>
      <text:h text:style-name="P50" text:outline-level="2"><text:bookmark-start text:name="__RefHeading__28633_763963811"/><text:alphabetical-index-mark text:string-value="nastavení" text:key1="sdílené sešity"/>Nastavení sešitu pro sdílení<text:bookmark-end text:name="__RefHeading__28633_763963811"/></text:h>
      <text:p text:style-name="P6">Pro povolení nebo zakázání sdílení otevřeme sešit a zvolíme <text:span text:style-name="Strong_20_Emphasis">Nástroje &gt; Sdílet sešit</text:span>.</text:p>
      <text:p text:style-name="P30"><draw:frame draw:style-name="fr3" draw:name="Frame18" text:anchor-type="as-char" svg:width="11.942cm" draw:z-index="13"><draw:text-box fo:min-height="9.082cm"><text:p text:style-name="Caption"><draw:frame draw:style-name="fr8" draw:name="Image2" text:anchor-type="paragraph" svg:width="11.942cm" svg:height="8.541cm" draw:z-index="14"><draw:image xlink:href="Pictures/100002010000021A000001860EDA1808B538DD52.png" xlink:type="simple" xlink:show="embed" xlink:actuate="onLoad" loext:mime-type="image/png"/></draw:frame>Obrázek <text:sequence text:ref-name="refFigure0" text:name="Figure" text:formula="ooow:Figure+1" style:num-format="1">1</text:sequence>: Výběr sdílení sešitu</text:p></draw:text-box></draw:frame></text:p>
      <text:p text:style-name="P6">Chceme-li sdílení povolit, zaškrtneme políčko v horní části dialogu (obrázek <text:sequence-ref text:reference-format="value" text:ref-name="refFigure0">1</text:sequence-ref> ) a klepneme na <text:span text:style-name="Strong_20_Emphasis">OK</text:span>. Pokud byl sešit dříve uložen, zobrazí se zpráva, že jej musíme uložit pro aktivaci sdíleného režimu; pro pokračování klepneme na <text:span text:style-name="Strong_20_Emphasis">Ano</text:span>. Pokud dosud nebyl sešit uložen, otevře se dialogové okno Uložit. Po uložení se za nadpisem v záhlaví zobrazí text „(sdílený)“.</text:p>
      <text:p text:style-name="P6"><text:soft-page-break/><text:span text:style-name="Strong_20_Emphasis">Nástroje &gt; Sdílet sešit</text:span> lze také použít k přepínání sešitu ze sdíleného na nesdílený. To však znamená, že ostatní uživatelé ho již nemohou upravovat. Místo toho můžeme chtít uložit kopii sdíleného sešitu pod jiným jménem nebo v jiném adresáři, čímž vytvoříme kopii sdílené tabulky a poté přepneme kopii na nesdílenou.</text:p>
      <text:h text:style-name="P50" text:outline-level="2"><text:bookmark-start text:name="__RefHeading__28635_763963811"/><text:alphabetical-index-mark text:string-value="otevírání" text:key1="sdílené sešity"/><text:alphabetical-index-mark text:string-value="seznam vypnutých funkcí" text:key1="sdílené sešity"/>Otevření sdíleného sešitu<text:bookmark-end text:name="__RefHeading__28635_763963811"/></text:h>
      <text:p text:style-name="P6">Když otevřeme sdílený sešit, zobrazí se zpráva, že některé funkce nejsou v tomto režimu k dispozici. Klepnutím na tlačítko <text:span text:style-name="Strong_20_Emphasis">OK</text:span> dokument otevřeme. Můžeme vybrat možnost, aby se varování již nezobrazovalo.</text:p>
      <text:p text:style-name="Text_20_body">Ve sdíleném sešitu jsou zakázány následující funkce:</text:p>
      <text:p text:style-name="P33"><text:span text:style-name="Strong_20_Emphasis">Úpravy &gt; Sledování změn</text:span>, až na <text:span text:style-name="Strong_20_Emphasis">Sloučit dokument</text:span></text:p>
      <text:p text:style-name="P35"><text:span text:style-name="Strong_20_Emphasis">Vložit &gt; Multimédia &gt; Zvuk nebo Video</text:span><text:span text:style-name="Strong_20_Emphasis"><text:line-break/>Vložit &gt; Komentář<text:line-break/>Vložit &gt; Objekt<text:line-break/>Vložit &gt; Graf<text:line-break/></text:span><text:span text:style-name="Strong_20_Emphasis"> Vložit &gt; Pojmenovaná oblast nebo výraz</text:span><text:span text:style-name="Strong_20_Emphasis"><text:line-break/></text:span><text:span text:style-name="Strong_20_Emphasis">Vložit &gt; Kontingenční tabulka</text:span><text:span text:style-name="Strong_20_Emphasis"><text:line-break/>Vložit &gt; Plovoucí rámec<text:line-break/></text:span><text:span text:style-name="Strong_20_Emphasis">Vložit &gt; Písmomalba</text:span><text:span text:style-name="Strong_20_Emphasis"><text:line-break/></text:span><text:span text:style-name="Strong_20_Emphasis">Vložit &gt; Podpisový řádek</text:span></text:p>
      <text:p text:style-name="P44"><text:span text:style-name="Strong_20_Emphasis">Formát &gt; Sloučit buňky<text:line-break/>Formát &gt; Oblasti tisku</text:span></text:p>
      <text:p text:style-name="P34"><text:span text:style-name="Strong_20_Emphasis">List &gt; Přesunout nebo kopírovat </text:span><text:span text:style-name="Strong_20_Emphasis"> list<text:line-break/>List &gt; </text:span><text:span text:style-name="Strong_20_Emphasis">Smazat </text:span><text:span text:style-name="Strong_20_Emphasis"> list<text:line-break/>List &gt; Vložit list ze souboru<text:line-break/>List &gt; Pojmenované oblasti a výrazy<text:line-break/>List &gt; Přejmenovat list<text:line-break/>List &gt; Barva karty listu</text:span></text:p>
      <text:p text:style-name="Text_20_body_20_indent"><text:span text:style-name="Strong_20_Emphasis">Data &gt; Definovat oblast<text:line-break/>Data &gt; Řadit<text:line-break/></text:span><text:span text:style-name="Strong_20_Emphasis">Data &gt; Řadit vzestupně<text:line-break/>Data &gt; Řadit sestupně </text:span><text:span text:style-name="Strong_20_Emphasis"><text:line-break/>Data &gt; Mezisoučty<text:line-break/>Data &gt; Platnost<text:line-break/>Data &gt; Vícenásobné operace<text:line-break/>Data &gt; Konsolidovat<text:line-break/>Data &gt; Seskupení</text:span><text:span text:style-name="Strong_20_Emphasis"> a </text:span><text:span text:style-name="Strong_20_Emphasis">souhrn<text:line-break/>Data &gt; Kontingenční tabulka</text:span></text:p>
      <text:p text:style-name="P34"><text:span text:style-name="Strong_20_Emphasis">Nástroje &gt; Uzamknout list</text:span><text:span text:style-name="Strong_20_Emphasis"><text:line-break/></text:span><text:span text:style-name="Strong_20_Emphasis">Nástroje &gt; Uzamknout strukturu sešitu</text:span></text:p>
      <text:h text:style-name="P50" text:outline-level="2"><text:bookmark-start text:name="__RefHeading__28637_763963811"/><text:alphabetical-index-mark text:string-value="ukládání" text:key1="sdílené sešity"/>Uložení sdíleného sešitu<text:bookmark-end text:name="__RefHeading__28637_763963811"/></text:h>
      <text:p text:style-name="P6">Pokud sdílený sešit uložíme, pokud nebyl změněn a uložen jiným uživatelem od jeho otevření, uloží se jako obvykle.</text:p>
      <text:p text:style-name="P6">Pokud byl sešit od jeho otevření upraven a uložen jiným uživatelem, dojde k jedné z následujících situací:</text:p>
      <text:list xml:id="list143245231485784" text:continue-list="list3970382266" text:style-name="List_20_1">
        <text:list-item>
          <text:p text:style-name="P56">Pokud změny nejsou v konfliktu, dokument se uloží, zobrazí se zpráva „Váš sešit byl aktualizován změnami uloženými jinými uživateli“ a všechny buňky upravené jiným uživatelem se zobrazí s červeným rámečkem.</text:p>
        </text:list-item>
      </text:list>
      <text:p text:style-name="P31"><text:soft-page-break/><draw:frame draw:style-name="fr3" draw:name="Frame21" text:anchor-type="as-char" svg:width="17cm" draw:z-index="15"><draw:text-box fo:min-height="6.966cm"><text:p text:style-name="Caption"><draw:frame draw:style-name="fr14" draw:name="Image4" text:anchor-type="paragraph" svg:width="16.859cm" svg:height="6.426cm" draw:z-index="16"><draw:image xlink:href="Pictures/10000201000003440000013C82DD5264C1692E9D.png" xlink:type="simple" xlink:show="embed" xlink:actuate="onLoad" loext:mime-type="image/png"/></draw:frame>Obrázek <text:sequence text:ref-name="refFigure1" text:name="Figure" text:formula="ooow:Figure+1" style:num-format="1">2</text:sequence>: Dialogové okno Vyřešit konflikty</text:p></draw:text-box></draw:frame></text:p>
      <text:list xml:id="list143245189489576" text:continue-numbering="true" text:style-name="List_20_1">
        <text:list-item>
          <text:p text:style-name="List_20_1">Pokud dojde ke konfliktu změn, zobrazí se dialogové okno Vyřešit konflikty (obrázek <text:sequence-ref text:reference-format="value" text:ref-name="refFigure1">2</text:sequence-ref>). Musíme se rozhodnout pro každý konflikt, kterou verzi si ponecháme, naši nebo verzi jiné osoby. Po vyřešení všech konfliktů se dokument uloží. Během řešení konfliktů nemůže sdílený dokument uložit žádný jiný uživatel.</text:p>
        </text:list-item>
        <text:list-item>
          <text:p text:style-name="P56">Pokud se jiný uživatel pokouší uložit sdílenou tabulku a vyřešit konflikty, zobrazí se zpráva, že soubor je uzamčen kvůli probíhajícímu sloučení. Mohou zrušit příkaz Uložit a zopakovat uložení později.</text:p>
        </text:list-item>
      </text:list>
      <text:p text:style-name="P6">Když úspěšně uložíme sdílený sešit, dokument zobrazí nejnovější verzi všech změn uložených všemi uživateli.</text:p>
      <text:h text:style-name="Heading_20_1" text:outline-level="1"><text:bookmark-start text:name="__RefHeading__28639_763963811"/><text:alphabetical-index-mark text:string-value="revize" text:key1="sešitů"/>Kontrola dokumentů<text:bookmark-end text:name="__RefHeading__28639_763963811"/></text:h>
      <text:p text:style-name="P36">K prohlížení, úpravám a komentování sešitů můžeme použít několik metod. Každý recenzent pracuje na samostatné kopii dokumentu.</text:p>
      <text:list xml:id="list143245362058682" text:continue-numbering="true" text:style-name="List_20_1">
        <text:list-item>
          <text:p text:style-name="List_20_1">K zobrazení přidaného a odstraněného materiálu můžeme použít sledování změn. Později můžete my nebo jiná osoba dokument zkontrolovat a každou změnu přijmout nebo odmítnout.</text:p>
        </text:list-item>
        <text:list-item>
          <text:p text:style-name="P57">Můžeme provést změny na kopii dokumentu (uloženého v jiné složce, pod jiným názvem nebo obojím) a poté pomocí programu Calc porovnat soubory a zobrazit změny. Více najdeme na straně <text:bookmark-ref text:reference-format="page" text:ref-name="__RefHeading__30094512">12</text:bookmark-ref>.</text:p>
        </text:list-item>
        <text:list-item>
          <text:p text:style-name="List_20_1">Můžete uložit verze, které jsou uloženy jako součást původního souboru. Více najdeme na straně <text:bookmark-ref text:reference-format="page" text:ref-name="__RefHeading__30111812">12</text:bookmark-ref>.</text:p>
        </text:list-item>
      </text:list>
      <text:p text:style-name="Text_20_body">Recenzenti mohou v dokumentu zanechat komentáře buď připojené ke konkrétním změnám nebo samostatně.</text:p>
      <text:h text:style-name="Heading_20_2" text:outline-level="2"><text:bookmark-start text:name="__RefHeading__28641_763963811"/><text:alphabetical-index-mark text:string-value="příprava dokumentu k revizi" text:key1="revize sešitů"/>Příprava dokumentu k revizi (volitelné)<text:bookmark-end text:name="__RefHeading__28641_763963811"/></text:h>
      <text:p text:style-name="Text_20_body">Než odešleme sešit někomu jinému ke kontrole nebo úpravě, můžeme jej nastavit tak, aby editor nebo recenzent nemusel pamatovat na zapnutí sledování změn.</text:p>
      <text:p text:style-name="P5">Po zapnutí sledování změn můžeme volitelně chránit sešit heslem, takže každý uživatel musí zadat správné heslo, aby mohl přijmout nebo odmítnout změny.</text:p>
      <text:list xml:id="list1128488999" text:style-name="Numbering_20_1">
        <text:list-item text:start-value="1">
          <text:p text:style-name="Numbering_20_1">Otevřeme sešit a vybereme <text:span text:style-name="Strong_20_Emphasis">Úpravy &gt; Sledování změn &gt; Záznam</text:span> z hlavní nabídky. Můžeme také použít <text:span text:style-name="Strong_20_Emphasis">Soubor &gt; Vlastnosti &gt; Zabezpečení</text:span> a vybereme <text:span text:style-name="Strong_20_Emphasis">Zaznamenávat změny</text:span>.</text:p>
        </text:list-item>
        <text:list-item>
          <text:p text:style-name="Numbering_20_1">(Volitelné) Klepneme na <text:span text:style-name="Strong_20_Emphasis">Úpravy &gt; Sledovat změny &gt; Zamknout</text:span>. V dialogu Zadejte heslo zadáme heslo (dvakrát) a klepneme na <text:span text:style-name="Strong_20_Emphasis">OK</text:span>. Můžeme také použít <text:span text:style-name="Strong_20_Emphasis">Soubor &gt; Vlastnosti &gt; Zabezpečení</text:span> a klepnout na <text:span text:style-name="Strong_20_Emphasis">Zamknout</text:span>, čímž otevřeme dialogové okno Zadejte heslo.</text:p>
        </text:list-item>
      </text:list>
      <text:h text:style-name="Heading_20_2" text:outline-level="2"><text:bookmark-start text:name="__RefHeading__28645_763963811"/><text:soft-page-break/><text:alphabetical-index-mark text:string-value="sledování změn"/><text:alphabetical-index-mark text:string-value="záznam změn" text:key1="revize sešitů"/><text:alphabetical-index-mark text:string-value="záznam/sledování" text:key1="změn"/>Zaznamenávání změn<text:bookmark-end text:name="__RefHeading__28645_763963811"/></text:h>
      <text:p text:style-name="Text_20_Body_20_List_20_Intro">Chceme-li zaznamenat změny, otevřeme sešit a ujistíme se, že položka <text:span text:style-name="Strong_20_Emphasis">Úpravy &gt; Sledování změn &gt; Záznam</text:span> má vedle ní zaškrtnutí, což znamená, že zaznamenávání změn je aktivní.</text:p>
      <text:list xml:id="list143246672729884" text:continue-list="list113440193" text:style-name="Heading_20_Caution">
        <text:list-item>
          <text:p text:style-name="Heading_20_Caution">Upozornění</text:p>
        </text:list-item>
      </text:list>
      <text:p text:style-name="P28">Po provedení změn <text:span text:style-name="Strong_20_Emphasis">nesmíme</text:span> vypnout zaznamenávání změn. Vypnutí zaznamenávání změn v programu Calc způsobí, že všechny zaznamenané změny budou přijaty a nebudou již zobrazeny jako změny. Pokud se to pokusíme, zobrazí se okno se zprávou.</text:p>
      <text:p text:style-name="Text_20_body">Když jsou změny provedeny v buňce, kolem buňky se objeví barevný rámeček s tečkou v levém horním rohu (obrázek <text:sequence-ref text:reference-format="value" text:ref-name="refFigure2">3</text:sequence-ref>). Odstraněný sloupec nebo řádek je označen tlustým barevným pruhem.</text:p>
      <text:p text:style-name="Figure"><draw:frame draw:style-name="fr3" draw:name="Frame4" text:anchor-type="as-char" svg:width="12.929cm" draw:z-index="1"><draw:text-box fo:min-height="5.983cm"><text:p text:style-name="Caption"><draw:frame draw:style-name="fr13" draw:name="Image6" text:anchor-type="paragraph" svg:width="12.751cm" svg:height="5.438cm" draw:z-index="17"><draw:image xlink:href="Pictures/100002010000047B000001920E5971DA99EA2A04.png" xlink:type="simple" xlink:show="embed" xlink:actuate="onLoad" loext:mime-type="image/png"/></draw:frame>Obrázek <text:sequence text:ref-name="refFigure2" text:name="Figure" text:formula="ooow:Figure+1" style:num-format="1">3</text:sequence>: Upravený dokument s červeným rámečkem na změněných buňkách</text:p></draw:text-box></draw:frame></text:p>
      <text:p text:style-name="P12">Chceme-li zobrazit změněné informace, umístíme ukazatel myši na změněnou buňku. Viz obrázek <text:sequence-ref text:reference-format="value" text:ref-name="refFigure3">4</text:sequence-ref>.</text:p>
      <text:p text:style-name="Figure"><draw:frame draw:style-name="fr4" draw:name="Frame1" text:anchor-type="as-char" svg:width="12.709cm" draw:z-index="18"><draw:text-box fo:min-height="3.39cm"><text:p text:style-name="Caption"><draw:frame draw:style-name="fr12" draw:name="Image5" text:anchor-type="paragraph" svg:width="12.709cm" svg:height="2.716cm" draw:z-index="19"><draw:image xlink:href="Pictures/1000020100000322000000B950764ACA61B1AD9F.png" xlink:type="simple" xlink:show="embed" xlink:actuate="onLoad" loext:mime-type="image/png"/></draw:frame><text:line-break/>Obrázek <text:sequence text:ref-name="refFigure3" text:name="Figure" text:formula="ooow:Figure+1" style:num-format="1">4</text:sequence>: Zobrazení podrobností o změně</text:p></draw:text-box></draw:frame></text:p>
      <text:list xml:id="list4064274817" text:style-name="Heading_20_Note">
        <text:list-item>
          <text:p text:style-name="Heading_20_Note">Poznámka</text:p>
        </text:list-item>
      </text:list>
      <text:p text:style-name="Text_20_Note">Některé změny, například formátování buněk, se nezaznamenávají a neoznačují.</text:p>
      <text:list xml:id="list143245480484181" text:continue-list="list637109690" text:style-name="Heading_20_Tip">
        <text:list-item>
          <text:p text:style-name="Heading_20_Tip">Tip</text:p>
        </text:list-item>
      </text:list>
      <text:p text:style-name="Text_20_Note">Chceme-li změnit barvu označující změněnou buňku, vybereme <text:span text:style-name="Strong_20_Emphasis">Nástroje &gt; Možnosti &gt; LibreOffice Calc &gt; Změny</text:span>.</text:p>
      <text:p text:style-name="P11">Možná budeme chtít vysvětlit své změny. To lze provést přidáním komentářů k provedeným změnám nebo přidáním obecných komentářů do sešitu.</text:p>
      <text:h text:style-name="P51" text:outline-level="2"><text:bookmark-start text:name="__RefHeading___Toc4678_2323734701"/><text:alphabetical-index-mark text:string-value="přidávání komentářů ke" text:key1="změn"/>Přidávání komentářů ke změnám<text:bookmark-end text:name="__RefHeading___Toc4678_2323734701"/></text:h>
      <text:p text:style-name="P13">Program Calc automaticky přidá ke každé zaznamenané změně komentář, který popisuje, co bylo změněno (například <text:span text:style-name="Emphasis">Buňka B4 změněna z ‘9’ na ‘4’</text:span>). Recenzenti a autoři mohou přidat své vlastní komentáře, aby vysvětlili své důvody ke změnám.</text:p>
      <text:p text:style-name="Text_20_Body_20_List_20_Intro"><text:soft-page-break/>Přidání komentáře ke změně:</text:p>
      <text:list xml:id="list339475448" text:style-name="Numbering_20_1">
        <text:list-item text:start-value="1">
          <text:p text:style-name="Numbering_20_1">Provedeme změnu v sešitu.</text:p>
        </text:list-item>
        <text:list-item>
          <text:p text:style-name="Numbering_20_1">Vybereme buňku se změnou.</text:p>
        </text:list-item>
        <text:list-item>
          <text:p text:style-name="Numbering_20_1">Vybereme z hlavní nabídky <text:span text:style-name="Strong_20_Emphasis">Úpravy &gt; Sledování změn &gt; Komentář</text:span>. Otevře se malé dialogové okno. Zadáme svůj komentář a klepneme na <text:span text:style-name="Strong_20_Emphasis">OK</text:span>. Viz obrázek <text:sequence-ref text:reference-format="value" text:ref-name="refFigure4">5</text:sequence-ref>.</text:p>
        </text:list-item>
      </text:list>
      <text:list xml:id="list143246089614910" text:continue-list="list4064274817" text:style-name="Heading_20_Note">
        <text:list-item>
          <text:p text:style-name="P54">Poznámka</text:p>
        </text:list-item>
      </text:list>
      <text:p text:style-name="P27"><text:span text:style-name="Strong_20_Emphasis">Ne</text:span>používejte pro tento účel položku z hlavní nebo místní nabídky <text:span text:style-name="Strong_20_Emphasis">Vložit &gt; Komentář</text:span>. Komentáře vložené touto metodou jsou zpracovávány odlišně (viz stránka <text:bookmark-ref text:reference-format="page" text:ref-name="__RefHeading__28651_763963811">9</text:bookmark-ref>) a nezobrazí se v dialogovém okně Spravovat změny.</text:p>
      <text:p text:style-name="Figure"><draw:frame draw:style-name="fr3" draw:name="Frame5" text:anchor-type="as-char" svg:width="12.846cm" draw:z-index="2"><draw:text-box fo:min-height="7.174cm"><text:p text:style-name="Caption"><draw:frame draw:style-name="fr6" draw:name="Image3" text:anchor-type="paragraph" svg:width="12.892cm" svg:height="6.653cm" draw:z-index="20"><draw:image xlink:href="Pictures/1000020100000357000001C07D424BBCFAF53F42.png" xlink:type="simple" xlink:show="embed" xlink:actuate="onLoad" loext:mime-type="image/png"/></draw:frame>Obrázek <text:sequence text:ref-name="refFigure4" text:name="Figure" text:formula="ooow:Figure+1" style:num-format="1">5</text:sequence>: Vložení komentáře spojeného se změnou</text:p></draw:text-box></draw:frame></text:p>
      <text:p text:style-name="P9">Po přidání komentáře ke změněné buňce můžeme vidět změnu a komentář tak, že umístíme kurzor myši na buňku, jak je znázorněno na obrázku <text:sequence-ref text:reference-format="value" text:ref-name="refFigure5">6</text:sequence-ref>.</text:p>
      <text:p text:style-name="Figure"><draw:frame draw:style-name="fr1" draw:name="Frame6" text:anchor-type="as-char" svg:width="12.338cm" draw:z-index="3"><draw:text-box fo:min-height="3.443cm"><text:p text:style-name="Caption"><draw:frame draw:style-name="fr6" draw:name="Image7" text:anchor-type="paragraph" svg:width="12.384cm" svg:height="2.822cm" draw:z-index="21"><draw:image xlink:href="Pictures/1000020100000331000000BA1D7A0DF42C3D4CE0.png" xlink:type="simple" xlink:show="embed" xlink:actuate="onLoad" loext:mime-type="image/png"/></draw:frame>Obrázek <text:sequence text:ref-name="refFigure5" text:name="Figure" text:formula="ooow:Figure+1" style:num-format="1">6</text:sequence>: Komentář byl přidán do buňky B3</text:p></draw:text-box></draw:frame></text:p>
      <text:p text:style-name="Text_20_body">Komentář se také zobrazí v dialogu, když přijímáme a odmítáme změny, jak je uvedeno v prvním řádku obrázku <text:sequence-ref text:reference-format="value" text:ref-name="refFigure9">10</text:sequence-ref><text:s/> na stránce <text:sequence-ref text:reference-format="page" text:ref-name="refFigure9">11</text:sequence-ref>.</text:p>
      <text:h text:style-name="Heading_20_2" text:outline-level="2"><text:bookmark-start text:name="__RefHeading__28649_763963811"/><text:alphabetical-index-mark text:string-value="úpravy komentářů ke" text:key1="změn"/>Úpravy komentářů ke změnám<text:bookmark-end text:name="__RefHeading__28649_763963811"/></text:h>
      <text:list xml:id="list143246165810000" text:continue-list="list339475448" text:style-name="Numbering_20_1">
        <text:list-item text:start-value="1">
          <text:p text:style-name="Numbering_20_1">Vybereme buňku s komentářem ke změně, který chceme upravit.</text:p>
        </text:list-item>
        <text:list-item>
          <text:p text:style-name="Numbering_20_1">Vybereme z hlavní nabídky <text:span text:style-name="Strong_20_Emphasis">Úpravy &gt; Sledování změn &gt; Komentář</text:span>. Otevře se okno znázorněné na obrázku <text:sequence-ref text:reference-format="value" text:ref-name="refFigure4">5</text:sequence-ref><text:s/>.</text:p>
        </text:list-item>
        <text:list-item>
          <text:p text:style-name="Numbering_20_1">Upravíme komentář a klepneme na <text:span text:style-name="Strong_20_Emphasis">OK</text:span>.</text:p>
        </text:list-item>
      </text:list>
      <text:p text:style-name="Text_20_body">Automaticky přidaný komentář poskytovaný programem Calc nelze upravovat.</text:p>
      <text:p text:style-name="P10">V komentářích se lze pohybovat pomocí šipek ve spodní části dialogu.</text:p>
      <text:h text:style-name="Heading_20_2" text:outline-level="2"><text:bookmark-start text:name="__RefHeading__28651_763963811"/><text:soft-page-break/><text:alphabetical-index-mark text:string-value="použití (obecných) komentářů" text:key1="revize sešitů"/><text:alphabetical-index-mark text:string-value="přidávání komentářů ke změnám" text:key1="revize sešitů"/><text:alphabetical-index-mark text:string-value="vkládání" text:key1="komentářů"/>Přidání dalších (obecných) komentářů<text:bookmark-end text:name="__RefHeading__28651_763963811"/></text:h>
      <text:p text:style-name="Text_20_body">Program Calc poskytuje další typ komentářů, které autoři a recenzenti často používají k výměně nápadů nebo k žádosti o radu.</text:p>
      <text:p text:style-name="Text_20_Body_20_List_20_Intro">Chceme-li přidat obecný komentář:</text:p>
      <text:list xml:id="list143245294149114" text:continue-list="list143246165810000" text:style-name="Numbering_20_1">
        <text:list-item text:start-value="1">
          <text:p text:style-name="Numbering_20_1">Vybereme buňku, pro kterou se komentář použije.</text:p>
        </text:list-item>
        <text:list-item>
          <text:p text:style-name="Numbering_20_1">Vybereme <text:span text:style-name="Strong_20_Emphasis">Vložit &gt; Komentář</text:span> nebo klepneme pravým tlačítkem a vybereme <text:span text:style-name="Strong_20_Emphasis">Vložit komentář</text:span>. Objeví se pole znázorněné na obrázku <text:sequence-ref text:reference-format="value" text:ref-name="refFigure6">7</text:sequence-ref><text:s/>.</text:p>
        </text:list-item>
      </text:list>
      <text:p text:style-name="Figure"><draw:frame draw:style-name="fr1" draw:name="Frame7" text:anchor-type="as-char" svg:width="12.012cm" draw:z-index="4"><draw:text-box fo:min-height="3.635cm"><text:p text:style-name="Caption"><draw:frame draw:style-name="fr11" draw:name="Image8" text:anchor-type="paragraph" svg:x="0.012cm" svg:y="0cm" svg:width="12cm" svg:height="3.055cm" draw:z-index="22"><draw:image xlink:href="Pictures/10000201000002EC000000E3B7D2EB98F82EF08E.png" xlink:type="simple" xlink:show="embed" xlink:actuate="onLoad" loext:mime-type="image/png"/></draw:frame>Obrázek <text:sequence text:ref-name="refFigure6" text:name="Figure" text:formula="ooow:Figure+1" style:num-format="1">7</text:sequence>: Vložení komentáře</text:p></draw:text-box></draw:frame></text:p>
      <text:list xml:id="list143245150591624" text:continue-numbering="true" text:style-name="Numbering_20_1">
        <text:list-item>
          <text:p text:style-name="Numbering_20_1">Do pole zadáme komentář a kliknutím mimo pole jej uzavřeme.</text:p>
        </text:list-item>
      </text:list>
      <text:p text:style-name="Text_20_body">Nyní má buňka, do které jsme přidali komentář, v pravém horním rohu barevnou tečku, jak je znázorněno na obrázku <text:sequence-ref text:reference-format="value" text:ref-name="refFigure7">8</text:sequence-ref>. Pokud nebyla také změněna buňka nemá barevné ohraničení.</text:p>
      <text:p text:style-name="Figure"><draw:frame draw:style-name="fr3" draw:name="Frame11" text:anchor-type="as-char" svg:width="10.617cm" draw:z-index="5"><draw:text-box fo:min-height="2.157cm"><text:p text:style-name="Caption"><draw:frame draw:style-name="fr10" draw:name="graphics19" text:anchor-type="paragraph" svg:x="0cm" svg:y="0cm" svg:width="10.617cm" svg:height="1.549cm" draw:z-index="6"><draw:image xlink:href="Pictures/10000000000001F6000000491C2FB79083BE046B.png" xlink:type="simple" xlink:show="embed" xlink:actuate="onLoad" loext:mime-type="image/png"/></draw:frame>Obrázek <text:sequence text:ref-name="refFigure7" text:name="Figure" text:formula="ooow:Figure+1" style:num-format="1">8</text:sequence>: Barevná tečka v buňce obsahující komentář</text:p></draw:text-box></draw:frame></text:p>
      <text:list xml:id="list143246989718777" text:continue-list="list143245480484181" text:style-name="Heading_20_Tip">
        <text:list-item>
          <text:p text:style-name="Heading_20_Tip">Tip</text:p>
        </text:list-item>
      </text:list>
      <text:p text:style-name="Text_20_Note">Výběrem v <text:span text:style-name="Strong_20_Emphasis">Nástroje &gt; Možnosti &gt; LibreOffice &gt; Barvy aplikací</text:span> můžeme změnit barvy, které program Calc používá pro komentáře a upravit barvy pro <text:span text:style-name="Emphasis">Pozadí poznámek</text:span>.</text:p>
      <text:p text:style-name="Text_20_body">Chceme-li zobrazit právě přidaný komentář, umístíme ukazatel myši na buňku, která má komentář; objeví se komentář, jak je znázorněno níže.</text:p>
      <text:p text:style-name="Figure"><draw:frame draw:style-name="fr1" draw:name="Frame8" text:anchor-type="as-char" svg:width="12.053cm" draw:z-index="7"><draw:text-box fo:min-height="3.477cm"><text:p text:style-name="Caption"><draw:frame draw:style-name="fr9" draw:name="Image9" text:anchor-type="paragraph" svg:x="0.053cm" svg:y="0cm" svg:width="12cm" svg:height="3.006cm" draw:z-index="23"><draw:image xlink:href="Pictures/10000201000002EF000000DDD49B2075F0275991.png" xlink:type="simple" xlink:show="embed" xlink:actuate="onLoad" loext:mime-type="image/png"/></draw:frame>Obrázek <text:sequence text:ref-name="refFigure8" text:name="Figure" text:formula="ooow:Figure+1" style:num-format="1">9</text:sequence>: Prohlížení komentáře</text:p></draw:text-box></draw:frame></text:p>
      <text:h text:style-name="Heading_20_2" text:outline-level="2"><text:bookmark-start text:name="__RefHeading__28653_763963811"/><text:alphabetical-index-mark text:string-value="úprava" text:key1="komentářů"/><text:alphabetical-index-mark text:string-value="úpravy komentářů ke změnám" text:key1="revize sešitů"/>Editace obecných komentářů<text:bookmark-end text:name="__RefHeading__28653_763963811"/></text:h>
      <text:p text:style-name="Text_20_body">Text obecného komentáře můžeme upravovat a formátovat stejně jako u jakéhokoli jiného textu.</text:p>
      <text:list xml:id="list143246042300244" text:continue-list="list143245150591624" text:style-name="Numbering_20_1">
        <text:list-item text:start-value="1">
          <text:p text:style-name="Numbering_20_1">Klepneme pravým tlačítkem myši na buňku obsahující značku komentáře a vybereme <text:span text:style-name="Strong_20_Emphasis">Upravit komentář</text:span> z místní nabídky.</text:p>
        </text:list-item>
        <text:list-item>
          <text:p text:style-name="Numbering_20_1">Program Calc zobrazí komentář buňky. Kurzor se změní na obvyklý kurzor pro zadávání textu a nástrojová lišta Formátování se změní tak, aby zobrazovala atributy textu.</text:p>
        </text:list-item>
        <text:list-item>
          <text:p text:style-name="Numbering_20_1">Po dokončení úprav  zrušíme výběr klepnutím mimo komentář.</text:p>
        </text:list-item>
      </text:list>
      <text:h text:style-name="Heading_20_2" text:outline-level="2"><text:bookmark-start text:name="__RefHeading__28655_763963811"/><text:soft-page-break/><text:alphabetical-index-mark text:string-value="formátování" text:key1="komentářů"/>Formátování obecných komentářů<text:bookmark-end text:name="__RefHeading__28655_763963811"/></text:h>
      <text:p text:style-name="Text_20_body">Můžeme změnit barvu pozadí, styl ohraničení, průhlednost a další atributy komentáře.</text:p>
      <text:list xml:id="list143246803714811" text:continue-list="list143246042300244" text:style-name="Numbering_20_1">
        <text:list-item text:start-value="1">
          <text:p text:style-name="Numbering_20_1">Klepneme pravým tlačítkem myši na buňku obsahující značku komentáře a vybereme <text:span text:style-name="Strong_20_Emphasis">Zobrazit komentář</text:span> z místní nabídky.</text:p>
        </text:list-item>
        <text:list-item>
          <text:p text:style-name="Numbering_20_1">Klepneme na samotný komentář. Nástrojová lišta Formátování se změní a zobrazí mnoho možností formátování komentářů. Jsou stejné jako možnosti formátování grafiky. Další informace viz kapitola 5 – Používání grafiky.</text:p>
        </text:list-item>
      </text:list>
      <text:p text:style-name="P43">Můžete také klepnout pravým tlačítkem na komentář a zobrazit nabídku možností, z nichž některé vedou k dialogům, ve kterých můžeme doladit formátování; tyto dialogy jsou také popsány v kapitole 5.</text:p>
      <text:list xml:id="list143245569804893" text:continue-numbering="true" text:style-name="Numbering_20_1">
        <text:list-item>
          <text:p text:style-name="Numbering_20_1">Po dokončení klepnutím mimo komentář zrušíme výběr. Chcete-li komentář znovu skrýt, klepneme pravým tlačítkem myši na buňku a vybereme  v místní nabídce <text:span text:style-name="Strong_20_Emphasis">Skrýt komentář</text:span>.</text:p>
        </text:list-item>
      </text:list>
      <text:h text:style-name="Heading_20_2" text:outline-level="2"><text:bookmark-start text:name="__RefHeading__28657_763963811"/><text:alphabetical-index-mark text:string-value="hledání" text:key1="komentářů"/>Nalezení obecných komentářů<text:bookmark-end text:name="__RefHeading__28657_763963811"/></text:h>
      <text:p text:style-name="P14">Malé značky komentářů v rozích buněk mohou být obtížně viditelné, takže program Calc poskytuje další dva způsoby, jak je najít: zobrazením všech komentářů a pomocí Navigátoru. Chceme-li zobrazit všechny obecné komentáře, zvolíme <text:span text:style-name="Strong_20_Emphasis">Zobrazit &gt; Komentáře</text:span> z hlavní nabídky. Chceme-li skrýt všechny komentáře, zvolíme opět <text:span text:style-name="Strong_20_Emphasis">Zobrazit komentáře</text:span>.</text:p>
      <text:p text:style-name="P14">Pokud jsou v sešitu nějaké obecné komentáře, zobrazí Navigátor vedle slova <text:span text:style-name="Emphasis">Komentáře</text:span> symbol (obvykle + nebo šipku). Kliknutím na tento symbol zobrazíme seznam komentářů. Poklepáním na komentář v seznamu přejdeme přímo na buňku, ke které je přidružen.</text:p>
      <text:list xml:id="list143245569231321" text:continue-list="list143246089614910" text:style-name="Heading_20_Note">
        <text:list-item>
          <text:p text:style-name="Heading_20_Note">Poznámka</text:p>
        </text:list-item>
      </text:list>
      <text:p text:style-name="P29"><text:span text:style-name="Strong_20_Emphasis">Zobrazit &gt; Komentáře</text:span> a Navigátor zobrazí obecné komentáře, ale nikoli komentáře spojené se sledováním změn.</text:p>
      <text:h text:style-name="Heading_20_2" text:outline-level="2"><text:bookmark-start text:name="__RefHeading__28663_763963811"/><text:alphabetical-index-mark text:string-value="přijetí nebo odmítnutí" text:key1="změn"/><text:alphabetical-index-mark text:string-value="odmítnutí změn"/><text:alphabetical-index-mark text:string-value="přijímání změn"/><text:alphabetical-index-mark text:string-value="přijímání nebo odmítání změn" text:key1="revize sešitů"/>Přijetí nebo zamítnutí změn<text:bookmark-end text:name="__RefHeading__28663_763963811"/></text:h>
      <text:p text:style-name="Text_20_Body_20_List_20_Intro">Když obdržíme dokument se změnami, můžeme projít každou změnu a rozhodnout se, jak pokračovat. Chceme-li zahájit tento proces:</text:p>
      <text:list xml:id="list143245135258639" text:continue-list="list143245569804893" text:style-name="Numbering_20_1">
        <text:list-item text:start-value="1">
          <text:p text:style-name="Numbering_20_1">Otevřeme upravený dokument.</text:p>
        </text:list-item>
        <text:list-item>
          <text:p text:style-name="Numbering_20_1">Vybereme <text:span text:style-name="Strong_20_Emphasis">Úpravy &gt; Sledování změn &gt; Spravovat</text:span>. Objeví se dialogové okno Spravovat změny zobrazený na obrázku <text:sequence-ref text:reference-format="value" text:ref-name="refFigure9">10</text:sequence-ref><text:s/>.</text:p>
        </text:list-item>
        <text:list-item>
          <text:p text:style-name="Numbering_20_1">V něm můžeme procházet změny jednu po druhé a rozhodnout se přijmout nebo odmítnout každou změnu. Můžeme také přijmout nebo odmítnout všechny změny najednou.</text:p>
        </text:list-item>
      </text:list>
      <text:p text:style-name="P16">Sloupec <text:span text:style-name="Emphasis">Komentář</text:span> obsahuje ve výchozím nastavení vysvětlení provedené změny. Pokud recenzent přidal ke změně komentář, zobrazí se a následuje popis změny.</text:p>
      <text:p text:style-name="P16">Pokud byla změna nahrazena pozdější změnou (stejnou osobou nebo jinou osobou), jsou změny hierarchicky uspořádány se symbolem rozšíření pro otevření hierarchie.</text:p>
      <text:p text:style-name="P15">Pod seznamem změn, které mají být přijaty nebo odmítnuty, jsou uvedeny všechny změny, které byly dříve řešeny.</text:p>
      <text:p text:style-name="P17">V záložce <text:span text:style-name="Emphasis">Filtr</text:span> (obrázek <text:sequence-ref text:reference-format="value" text:ref-name="refFigure10">11</text:sequence-ref>) si můžeme vybrat, jak filtrovat seznam změn: podle data, autora, rozsahu buněk nebo komentářů obsahujících konkrétní výrazy. Po výběru kritérií filtru se přepneme zpět na záložku <text:span text:style-name="Emphasis">Seznam</text:span>, kde se zobrazí výsledky. Filtrování změn ovlivní pouze obsah v záložce <text:span text:style-name="Emphasis">Seznam</text:span>. V sešitu se nezobrazí žádné filtrované výsledky.</text:p>
      <text:p text:style-name="P32"><text:soft-page-break/><draw:frame draw:style-name="fr3" draw:name="Frame12" text:anchor-type="as-char" svg:width="16.803cm" draw:z-index="8"><draw:text-box fo:min-height="9.303cm"><text:p text:style-name="Caption"><draw:frame draw:style-name="fr6" draw:name="Image10" text:anchor-type="paragraph" svg:width="16.803cm" svg:height="8.652cm" draw:z-index="24"><draw:image xlink:href="Pictures/1000020100000366000001C0ECF76F384AFF907E.png" xlink:type="simple" xlink:show="embed" xlink:actuate="onLoad" loext:mime-type="image/png"/></draw:frame>Obrázek <text:sequence text:ref-name="refFigure9" text:name="Figure" text:formula="ooow:Figure+1" style:num-format="1">10</text:sequence>: Dialogové okno Spravovat změny</text:p></draw:text-box></draw:frame></text:p>
      <text:p text:style-name="Figure"><draw:frame draw:style-name="fr3" draw:name="Frame15" text:anchor-type="as-char" svg:width="12.92cm" draw:z-index="9"><draw:text-box fo:min-height="9.694cm"><text:p text:style-name="Caption"><draw:frame draw:style-name="fr8" draw:name="Image11" text:anchor-type="paragraph" svg:width="9.999cm" svg:height="9.25cm" draw:z-index="25"><draw:image xlink:href="Pictures/10000201000001E2000001C228B56EB74F18EE8E.png" xlink:type="simple" xlink:show="embed" xlink:actuate="onLoad" loext:mime-type="image/png"/></draw:frame>Obrázek <text:sequence text:ref-name="refFigure10" text:name="Figure" text:formula="ooow:Figure+1" style:num-format="1">11</text:sequence>: Zde nastavené filtry ovlivňují seznam změn zobrazených na kartě Seznam</text:p></draw:text-box></draw:frame></text:p>
      <text:h text:style-name="Heading_20_1" text:outline-level="1"><text:bookmark-start text:name="__RefHeading__28665_763963811"/><text:alphabetical-index-mark text:string-value="slučování" text:key1="sešitů"/><text:alphabetical-index-mark text:string-value="slučování sešitů" text:key1="revize sešitů"/><text:alphabetical-index-mark text:string-value="sešitů" text:key1="slučování"/>Sloučení dokumentů<text:bookmark-end text:name="__RefHeading__28665_763963811"/></text:h>
      <text:p text:style-name="Text_20_body">Postupy diskutované doposud fungují, pokud s naším dokumentem pracuje vždy jen jeden recenzent. Někdy však více recenzentů vrací všechny upravené verze dokumentu najednou. V takovém případě může být rychlejší zkontrolovat všechny změny najednou, než po jedné kontrole. Za tímto účelem můžeme sloučit dokumenty do programu Calc.</text:p>
      <text:p text:style-name="Text_20_Body_20_List_20_Intro">Chceme-li sloučit dokumenty, musí všechny upravené dokumenty obsahovat zaznamenané změny.</text:p>
      <text:list xml:id="list143246055800222" text:continue-list="list143245135258639" text:style-name="Numbering_20_1">
        <text:list-item text:start-value="1">
          <text:p text:style-name="Numbering_20_1">Otevřeme původní dokument.</text:p>
        </text:list-item>
        <text:list-item>
          <text:p text:style-name="Numbering_20_1">Vybereme <text:span text:style-name="Strong_20_Emphasis">Úpravy &gt; Sledování změn &gt; Sloučit dokument</text:span>.</text:p>
        </text:list-item>
        <text:list-item>
          <text:p text:style-name="Numbering_20_1"><text:soft-page-break/>Otevře se dialogové okno pro výběr souboru. Vybereme soubor, který chceme sloučit a klepneme na <text:span text:style-name="Strong_20_Emphasis">Otevřít</text:span>.</text:p>
        </text:list-item>
        <text:list-item>
          <text:p text:style-name="Numbering_20_1">Po sloučení dokumentů se otevře dialog Spravovat změny, který ukazuje změny více než jedním recenzentem. Pokud chceme sloučit více dokumentů, zavřeme dialog a opakujeme kroky 2 a 3.</text:p>
        </text:list-item>
      </text:list>
      <text:p text:style-name="Text_20_body">Nyní jsou všechny změny sloučeny do jednoho dokumentu a změny můžeme přijmout nebo odmítnout. Změny od různých autorů se objevují v buňkách v různých barvách.</text:p>
      <text:h text:style-name="Heading_20_1" text:outline-level="1"><text:bookmark-start text:name="__RefHeading__30094512"/><text:alphabetical-index-mark text:string-value="porovnání sešitů"/><text:alphabetical-index-mark text:string-value="porovnání sešitů" text:key1="revize sešitů"/><text:alphabetical-index-mark text:string-value="porovnání" text:key1="sešitů"/>Porovnáváme dokumenty<text:bookmark-end text:name="__RefHeading__30094512"/></text:h>
      <text:p text:style-name="Text_20_body">Recenzenti někdy nemusí zaznamenat provedené změny. Program Calc dokáže najít změny porovnáním dokumentů.</text:p>
      <text:p text:style-name="Text_20_Body_20_List_20_Intro">Abychom mohli porovnat dokumenty, musíme mít původní a ten, který je upravován. Chceme-li je porovnat:</text:p>
      <text:list xml:id="list143246849036552" text:continue-list="list143246055800222" text:style-name="Numbering_20_1">
        <text:list-item text:start-value="1">
          <text:p text:style-name="Numbering_20_1">Otevřeme upravený dokument, který chceme porovnat s původním dokumentem.</text:p>
        </text:list-item>
        <text:list-item>
          <text:p text:style-name="Numbering_20_1">Jdeme do nabídky <text:span text:style-name="Strong_20_Emphasis">Úpravy &gt; Sledování změn &gt; Porovnat dokument</text:span>.</text:p>
        </text:list-item>
        <text:list-item>
          <text:p text:style-name="P59">Objeví se dialogové okno Otevřít. Vybereme původní dokument a klikneme na <text:span text:style-name="Strong_20_Emphasis">Otevřít</text:span>.</text:p>
        </text:list-item>
      </text:list>
      <text:p text:style-name="Text_20_Body_20_List_20_Intro">Calc najde a označí změny následovně:</text:p>
      <text:list xml:id="list143245458190922" text:continue-list="list143245362058682" text:style-name="List_20_1">
        <text:list-item>
          <text:p text:style-name="List_20_1">Všechna data, která se vyskytují v upraveném dokumentu, ale nikoli v originálu, jsou označena jako vložená.</text:p>
        </text:list-item>
        <text:list-item>
          <text:p text:style-name="List_20_1">Všechna data v původním dokumentu, která nejsou v upraveném dokumentu, jsou označena jako smazaná.</text:p>
        </text:list-item>
        <text:list-item>
          <text:p text:style-name="List_20_1">Všechna změněná data jsou označena jako změněná.</text:p>
        </text:list-item>
      </text:list>
      <text:p text:style-name="Text_20_body">Od tohoto okamžiku můžeme procházet a přijímat nebo odmítat změny, jak je popsáno výše.</text:p>
      <text:h text:style-name="Heading_20_1" text:outline-level="1"><text:bookmark-start text:name="__RefHeading__30111812"/><text:alphabetical-index-mark text:string-value="verze, ukládání"/><text:alphabetical-index-mark text:string-value="ukládání verzí" text:key1="sešitů"/>Ukládání verzí<text:bookmark-end text:name="__RefHeading__30111812"/></text:h>
      <text:p text:style-name="Text_20_body">Pro účely auditu a pro jiné účely budeme možná potřebovat uložit nové verze sešitu. To lze provést uložením kopie sešitu (pod jiným názvem) po každé revizi nebo pomocí funkce verzování.</text:p>
      <text:list xml:id="list143247146358535" text:continue-list="list143246672729884" text:style-name="Heading_20_Caution">
        <text:list-item>
          <text:p text:style-name="Heading_20_Caution">Upozornění</text:p>
        </text:list-item>
      </text:list>
      <text:p text:style-name="Text_20_Note">Pokud vybereme <text:span text:style-name="Strong_20_Emphasis">Soubor &gt; Uložit jako</text:span> u dokumentu s různými uloženými verzemi, nejsou staré verze uloženy do nového souboru.</text:p>
      <text:p text:style-name="Text_20_body">Použití správy verzí v programu Calc:</text:p>
      <text:list xml:id="list143245090477746" text:continue-list="list143246849036552" text:style-name="Numbering_20_1">
        <text:list-item text:start-value="1">
          <text:p text:style-name="Numbering_20_1">V hlavní nabídce zvolíme <text:span text:style-name="Strong_20_Emphasis">Soubor &gt; Verze</text:span>. Otevře se dialogové okno pro správu verzí (obrázek <text:sequence-ref text:reference-format="value" text:ref-name="refFigure11">12</text:sequence-ref>) a zobrazí seznam existujících verzí uložených v tomto souboru.</text:p>
        </text:list-item>
      </text:list>
      <text:p text:style-name="Figure"><draw:frame draw:style-name="fr1" draw:name="Frame14" text:anchor-type="as-char" svg:width="17.004cm" draw:z-index="10"><draw:text-box fo:min-height="5.073cm"><text:p text:style-name="Caption"><draw:frame draw:style-name="fr7" draw:name="Image12" text:anchor-type="paragraph" svg:width="16.87cm" svg:height="4.468cm" draw:z-index="26"><draw:image xlink:href="Pictures/10000201000002F3000001BABB06698EBF3C17A1.png" xlink:type="simple" xlink:show="embed" xlink:actuate="onLoad" loext:mime-type="image/png"/></draw:frame>Obrázek <text:sequence text:ref-name="refFigure11" text:name="Figure" text:formula="ooow:Figure+1" style:num-format="1">12</text:sequence>: Dialogové okno pro správu verzí</text:p></draw:text-box></draw:frame></text:p>
      <text:list xml:id="list143246876300090" text:continue-numbering="true" text:style-name="Numbering_20_1">
        <text:list-item>
          <text:p text:style-name="Numbering_20_1"><text:soft-page-break/>Pro uložení nové verze klepneme na tlačítko <text:span text:style-name="Strong_20_Emphasis">Uložit novou verzi</text:span>. Otevře se dialogové okno (obrázek <text:sequence-ref text:reference-format="value" text:ref-name="refFigure12">13</text:sequence-ref>), kde můžeme zadat komentáře k této verzi.</text:p>
        </text:list-item>
      </text:list>
      <text:p text:style-name="Figure"><draw:frame draw:style-name="fr2" draw:name="Frame17" text:anchor-type="as-char" svg:width="8.029cm" draw:z-index="11"><draw:text-box fo:min-height="5.828cm"><text:p text:style-name="Caption"><draw:frame draw:style-name="fr6" draw:name="Image13" text:anchor-type="paragraph" svg:width="7.923cm" svg:height="5.267cm" draw:z-index="28"><draw:image xlink:href="Pictures/1000020100000154000000E2505772474ED24047.png" xlink:type="simple" xlink:show="embed" xlink:actuate="onLoad" loext:mime-type="image/png"/></draw:frame>Obrázek <text:sequence text:ref-name="refFigure12" text:name="Figure" text:formula="ooow:Figure+1" style:num-format="1">13</text:sequence>: Dialogové okno Vložit komentář k verzi</text:p></draw:text-box></draw:frame></text:p>
      <text:list xml:id="list143246861000272" text:continue-numbering="true" text:style-name="Numbering_20_1">
        <text:list-item>
          <text:p text:style-name="Numbering_20_1">Po zadání komentáře a klepnutí na <text:span text:style-name="Strong_20_Emphasis">OK</text:span> je nová verze zahrnuta do seznamu Existující verze (obrázek <text:sequence-ref text:reference-format="value" text:ref-name="refFigure13">14</text:sequence-ref>).</text:p>
        </text:list-item>
      </text:list>
      <text:p text:style-name="Figure"><draw:frame draw:style-name="fr1" draw:name="Frame10" text:anchor-type="as-char" svg:width="17.004cm" draw:z-index="12"><draw:text-box fo:min-height="6.71cm"><text:p text:style-name="Caption"><draw:frame draw:style-name="fr5" draw:name="Image14" text:anchor-type="paragraph" svg:width="16.739cm" svg:height="9.927cm" draw:z-index="27"><draw:image xlink:href="Pictures/10000201000002F5000001BA03DAF8531BCD2FE2.png" xlink:type="simple" xlink:show="embed" xlink:actuate="onLoad" loext:mime-type="image/png"/></draw:frame>Obrázek <text:sequence text:ref-name="refFigure13" text:name="Figure" text:formula="ooow:Figure+1" style:num-format="1">14</text:sequence>: Aktualizovaný seznam verzí</text:p></draw:text-box></draw:frame></text:p>
      <text:list xml:id="list143246767447830" text:continue-numbering="true" text:style-name="Numbering_20_1">
        <text:list-item>
          <text:p text:style-name="Numbering_20_1">Uložíme soubor. Obě verze jsou nyní součástí stejného souboru.</text:p>
        </text:list-item>
      </text:list>
      <text:p text:style-name="P37">Od tohoto okamžiku můžeme:</text:p>
      <text:list xml:id="list143246803390340" text:continue-list="list143245458190922" text:style-name="List_20_1">
        <text:list-item>
          <text:p text:style-name="List_20_1">Zobrazit starou verzi - Vybereme verzi a klepneme na <text:span text:style-name="Strong_20_Emphasis">Otevřít</text:span> : otevře se kopie předchozí verze pouze pro čtení.</text:p>
        </text:list-item>
        <text:list-item>
          <text:p text:style-name="List_20_1">Porovnat všechny verze - klepnutí na <text:span text:style-name="Strong_20_Emphasis">Porovnat</text:span> provede akci podobnou sloučení dokumentů. Otevře se dialogové okno Spravovat změny, zobrazující všechny změny v různých verzích.</text:p>
        </text:list-item>
        <text:list-item>
          <text:p text:style-name="List_20_1">Zkontrolovat komentáře k verzi - Vybereme verzi a klepneme na <text:span text:style-name="Strong_20_Emphasis">Zobrazit</text:span>. Zobrazí se úplné komentáře od nás nebo jiných recenzentů.</text:p>
        </text:list-item>
        <text:list-item>
          <text:p text:style-name="P58">Smazat verzi - Vybereme verzi a klepneme na <text:span text:style-name="Strong_20_Emphasis">Smaza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TableText" style:family="paragraph" style:parent-style-name="OOoTextBody" style:master-page-name="">
      <style:paragraph-properties fo:margin-left="0.212cm" fo:margin-right="0.212cm" fo:margin-top="0.071cm" fo:margin-bottom="0.071cm" loext: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Scenario" style:family="paragraph" style:parent-style-name="OOoTextBody">
      <loext:graphic-properties draw:fill="none" draw:fill-color="#99ccff"/>
      <style:paragraph-properties fo:margin-left="0cm" fo:margin-right="0cm" fo:text-indent="0cm" style:auto-text-indent="false" fo:background-color="transparent" fo:padding="0cm" fo:border="non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530c"/>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2bfe7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kládání verzí</text:chapter> | <text:page-number text:select-page="current">13</text:page-number></text:p>
      </style:footer>
      <style:footer-left>
        <text:p text:style-name="Footer"><text:page-number text:select-page="current">12</text:page-number><text:s/>| <text:title>Kapitola 11 Kontrola a sdílení sešitů</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11 Kontrola a sdílení sešitů</text:title><text:s/>| <text:page-number text:select-page="current">3</text:page-number></text:p>
      </style:footer>
      <style:footer-left>
        <text:p text:style-name="Footer"><text:page-number text:select-page="current">4</text:page-number>| <text:title>Kapitola 11 Kontrola a sdílení sešitů</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11 Kontrola a sdílení sešitů</dc:title>
    <meta:document-statistic meta:table-count="3" meta:image-count="15" meta:object-count="0" meta:page-count="13" meta:paragraph-count="236" meta:word-count="3188" meta:character-count="18386" meta:non-whitespace-character-count="15433"/>
    <meta:user-defined meta:name="Guide Name">Calc Guide</meta:user-defined>
    <meta:user-defined meta:name="LibreOffive Version" meta:value-type="float">6.4</meta:user-defined>
  </office:meta>
</office:document-meta>
</file>